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94980793915557102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5370004977677932498"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023665375498478979"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84974407950594032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844162856499833275"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354052922812951418"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67891784058666896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4736415754531200378"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415954" text:continue-list="list567891784058666896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20275367805994130"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40707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21488"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418557"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410427"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419406"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8737686902962744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752716864950681759"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08659332494767070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424342"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19039381946054208"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9103241681408832815"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552474245919801397" text:style-name="L15">
        <text:list-item>
          <text:list>
            <text:list-header>
              <text:p text:style-name="P187">1.5 miles averaging about 9:40/mile and rest 1 min</text:p>
            </text:list-header>
          </text:list>
        </text:list-item>
      </text:list>
      <text:p text:style-name="P25">1 mile in 8:26 and rest 2 min</text:p>
      <text:list xml:id="list1890089445591111721"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3619294828823471"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06685"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2491836688161248489"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2242941899772206780"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3227485383224373940"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404608" text:continue-list="list2242941899772206780" text:style-name="L19">
        <text:list-item>
          <text:list>
            <text:list-header>
              <text:p text:style-name="P191">(Pace*HR)=1240</text:p>
            </text:list-header>
          </text:list>
        </text:list-item>
      </text:list>
      <text:list xml:id="list40424658" text:continue-list="list2491836688161248489" text:style-name="L18">
        <text:list-item>
          <text:list>
            <text:list-header>
              <text:p text:style-name="P190">2 miles at 10:46/mile Ave HR= 121 bpm and rest a few minutes</text:p>
            </text:list-header>
          </text:list>
        </text:list-item>
      </text:list>
      <text:list xml:id="list40400538" text:continue-list="list40404608"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410876"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90269796825442113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348614958542610176"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06269533555223299"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179913160891082182"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75744681987371300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05180202531205632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411375"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402388"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09746495626738164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772534941716086419"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73749347792651894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04358121914786825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314853470640889290"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375313560188699856" text:style-name="L32">
        <text:list-item>
          <text:list>
            <text:list-header>
              <text:p text:style-name="P201">0.25 miles in 2:54</text:p>
              <text:p text:style-name="P201">1 mile in 9:21 going faster as I ran and ending at around 8:30 pace</text:p>
            </text:list-header>
          </text:list>
        </text:list-item>
      </text:list>
      <text:list xml:id="list8606875964532140428"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89749684159559387"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111840769210723394"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08149473593429392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87258211039363149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133513329473162458"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18978244137947012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 </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86576574204092475"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4T20:15:48.65</dc:date>
    <dc:creator>James Lombardi</dc:creator>
    <meta:editing-duration>P34DT15H43M36S</meta:editing-duration>
    <meta:editing-cycles>2416</meta:editing-cycles>
    <meta:generator>OpenOffice/4.1.2$Win32 OpenOffice.org_project/412m3$Build-9782</meta:generator>
    <meta:document-statistic meta:table-count="0" meta:image-count="9" meta:object-count="0" meta:page-count="238" meta:paragraph-count="7016" meta:word-count="75318" meta:character-count="385520"/>
  </office:meta>
</office:document-meta>
</file>